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Export" table:style-name="ta1" table:print="false">
        <table:table-column table:style-name="co1" table:number-columns-repeated="6" table:default-cell-style-name="Default"/>
        <table:table-row table:style-name="ro1">
          <table:table-cell office:value-type="string">
            <text:p>code_zone</text:p>
          </table:table-cell>
          <table:table-cell office:value-type="string">
            <text:p>nom_zone</text:p>
          </table:table-cell>
          <table:table-cell office:value-type="string">
            <text:p>annee</text:p>
          </table:table-cell>
          <table:table-cell office:value-type="string">
            <text:p>population_basse</text:p>
          </table:table-cell>
          <table:table-cell office:value-type="string">
            <text:p>population_centrale</text:p>
          </table:table-cell>
          <table:table-cell office:value-type="string">
            <text:p>population_haute</text:p>
          </table:table-cell>
        </table:table-row>
        <table:table-row table:style-name="ro1">
          <table:table-cell office:value-type="string">
            <text:p>code1</text:p>
          </table:table-cell>
          <table:table-cell office:value-type="string">
            <text:p>nom1</text:p>
          </table:table-cell>
          <table:table-cell office:value-type="string">
            <text:p>2020</text:p>
          </table:table-cell>
          <table:table-cell office:value-type="float" office:value="11">
            <text:p>11</text:p>
          </table:table-cell>
          <table:table-cell office:value-type="float" office:value="12">
            <text:p>12</text:p>
          </table:table-cell>
          <table:table-cell office:value-type="float" office:value="13">
            <text:p>13</text:p>
          </table:table-cell>
        </table:table-row>
        <table:table-row table:style-name="ro1">
          <table:table-cell office:value-type="string">
            <text:p>code1</text:p>
          </table:table-cell>
          <table:table-cell office:value-type="string">
            <text:p>nom1</text:p>
          </table:table-cell>
          <table:table-cell office:value-type="string">
            <text:p>2021</text:p>
          </table:table-cell>
          <table:table-cell office:value-type="float" office:value="12">
            <text:p>12</text:p>
          </table:table-cell>
          <table:table-cell office:value-type="float" office:value="13">
            <text:p>13</text:p>
          </table:table-cell>
          <table:table-cell office:value-type="float" office:value="14">
            <text:p>14</text:p>
          </table:table-cell>
        </table:table-row>
        <table:table-row table:style-name="ro1">
          <table:table-cell office:value-type="string">
            <text:p>code1</text:p>
          </table:table-cell>
          <table:table-cell office:value-type="string">
            <text:p>nom1</text:p>
          </table:table-cell>
          <table:table-cell office:value-type="string">
            <text:p>2022</text:p>
          </table:table-cell>
          <table:table-cell office:value-type="float" office:value="13">
            <text:p>13</text:p>
          </table:table-cell>
          <table:table-cell office:value-type="float" office:value="14">
            <text:p>14</text:p>
          </table:table-cell>
          <table:table-cell office:value-type="float" office:value="15">
            <text:p>15</text:p>
          </table:table-cell>
        </table:table-row>
        <table:table-row table:style-name="ro1">
          <table:table-cell office:value-type="string">
            <text:p>code2</text:p>
          </table:table-cell>
          <table:table-cell office:value-type="string">
            <text:p>nom2</text:p>
          </table:table-cell>
          <table:table-cell office:value-type="string">
            <text:p>2020</text:p>
          </table:table-cell>
          <table:table-cell office:value-type="float" office:value="14">
            <text:p>14</text:p>
          </table:table-cell>
          <table:table-cell office:value-type="float" office:value="15">
            <text:p>15</text:p>
          </table:table-cell>
          <table:table-cell office:value-type="float" office:value="16">
            <text:p>16</text:p>
          </table:table-cell>
        </table:table-row>
        <table:table-row table:style-name="ro1">
          <table:table-cell office:value-type="string">
            <text:p>code2</text:p>
          </table:table-cell>
          <table:table-cell office:value-type="string">
            <text:p>nom2</text:p>
          </table:table-cell>
          <table:table-cell office:value-type="string">
            <text:p>2021</text:p>
          </table:table-cell>
          <table:table-cell office:value-type="float" office:value="15">
            <text:p>15</text:p>
          </table:table-cell>
          <table:table-cell office:value-type="float" office:value="16">
            <text:p>16</text:p>
          </table:table-cell>
          <table:table-cell office:value-type="float" office:value="17">
            <text:p>17</text:p>
          </table:table-cell>
        </table:table-row>
        <table:table-row table:style-name="ro1">
          <table:table-cell office:value-type="string">
            <text:p>code2</text:p>
          </table:table-cell>
          <table:table-cell office:value-type="string">
            <text:p>nom2</text:p>
          </table:table-cell>
          <table:table-cell office:value-type="string">
            <text:p>2022</text:p>
          </table:table-cell>
          <table:table-cell office:value-type="float" office:value="16">
            <text:p>16</text:p>
          </table:table-cell>
          <table:table-cell office:value-type="float" office:value="17">
            <text:p>17</text:p>
          </table:table-cell>
          <table:table-cell office:value-type="float" office:value="18">
            <text:p>18</text:p>
          </table:table-cell>
        </table:table-row>
        <table:table-row table:style-name="ro1">
          <table:table-cell office:value-type="string">
            <text:p>code3</text:p>
          </table:table-cell>
          <table:table-cell office:value-type="string">
            <text:p>nom3</text:p>
          </table:table-cell>
          <table:table-cell office:value-type="string">
            <text:p>2020</text:p>
          </table:table-cell>
          <table:table-cell office:value-type="float" office:value="17">
            <text:p>17</text:p>
          </table:table-cell>
          <table:table-cell office:value-type="float" office:value="18">
            <text:p>18</text:p>
          </table:table-cell>
          <table:table-cell office:value-type="float" office:value="19">
            <text:p>19</text:p>
          </table:table-cell>
        </table:table-row>
        <table:table-row table:style-name="ro1">
          <table:table-cell office:value-type="string">
            <text:p>code3</text:p>
          </table:table-cell>
          <table:table-cell office:value-type="string">
            <text:p>nom3</text:p>
          </table:table-cell>
          <table:table-cell office:value-type="string">
            <text:p>2021</text:p>
          </table:table-cell>
          <table:table-cell office:value-type="float" office:value="18">
            <text:p>18</text:p>
          </table:table-cell>
          <table:table-cell office:value-type="float" office:value="19">
            <text:p>19</text:p>
          </table:table-cell>
          <table:table-cell office:value-type="float" office:value="20">
            <text:p>20</text:p>
          </table:table-cell>
        </table:table-row>
        <table:table-row table:style-name="ro1">
          <table:table-cell office:value-type="string">
            <text:p>code3</text:p>
          </table:table-cell>
          <table:table-cell office:value-type="string">
            <text:p>nom3</text:p>
          </table:table-cell>
          <table:table-cell office:value-type="string">
            <text:p>2022</text:p>
          </table:table-cell>
          <table:table-cell office:value-type="float" office:value="19">
            <text:p>19</text:p>
          </table:table-cell>
          <table:table-cell office:value-type="float" office:value="20">
            <text:p>20</text:p>
          </table:table-cell>
          <table:table-cell office:value-type="float" office:value="21">
            <text:p>2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creator>Rachid Moustadraf</dc:creator>
    <dc:date>2023-05-15T14:03:40.08</dc:date>
    <meta:editing-cycles>5</meta:editing-cycles>
    <meta:editing-duration>PT15M53S</meta:editing-duration>
    <meta:initial-creator>a875497</meta:initial-creator>
    <meta:creation-date>2023-05-10T14:45:33</meta:creation-date>
    <dc:language>fr</dc:language>
    <meta:document-statistic meta:table-count="1" meta:cell-count="60" meta:object-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